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lassification</text:h>
      <text:p text:style-name="Text_20_body">To attempt classification, one method is to use linear regression and map all predictions greater than 0.5 as a 1 and all less than 0.5 as a 0. However, this method doesn't work well because classification is not actually a linear function.</text:p>
      <text:p text:style-name="Text_20_body">The classification problem is just like the regression problem, except that the values we now want to predict take on only a small number of discrete values. For now, we will focus on the <text:span text:style-name="Strong_20_Emphasis">binary classification</text:span> <text:span text:style-name="Strong_20_Emphasis">problem</text:span> in which y can take on only two values, 0 and 1. (Most of what we say here will also generalize to the multiple-class case.) For instance, if we are trying to build a spam classifier for email, then x^{(i)}x(i) may be some features of a piece of email, and y may be 1 if it is a piece of spam mail, and 0 otherwise. Hence, y∈{0,1}. 0 is also called the negative class, and 1 the positive class, and they are sometimes also denoted by the symbols “-” and “+.” Given x^{(i)}x(i), the corresponding y^{(i)}y(i) is also called the label for the training example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0:48:47.852000000</meta:creation-date>
    <dc:date>2019-06-01T10:49:06.352000000</dc:date>
    <meta:editing-duration>PT18S</meta:editing-duration>
    <meta:editing-cycles>1</meta:editing-cycles>
    <meta:generator>LibreOffice/6.2.3.2$Windows_X86_64 LibreOffice_project/aecc05fe267cc68dde00352a451aa867b3b546ac</meta:generator>
    <meta:document-statistic meta:table-count="0" meta:image-count="0" meta:object-count="0" meta:page-count="1" meta:paragraph-count="4" meta:word-count="185" meta:character-count="1031" meta:non-whitespace-character-count="848"/>
  </office:meta>
</office:document-meta>
</file>